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ro3" style:family="table-row">
      <style:table-row-properties style:row-height="3.2846in" fo:break-before="auto" style:use-optimal-row-height="true"/>
    </style:style>
    <style:style style:name="ro4" style:family="table-row">
      <style:table-row-properties style:row-height="0.491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Title: Register a new user without username successful 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Reporter</text:p>
          </table:table-cell>
          <table:table-cell office:value-type="string" calcext:value-type="string">
            <text:p>Angel</text:p>
          </table:table-cell>
        </table:table-row>
        <table:table-row table:style-name="ro1">
          <table:table-cell/>
          <table:table-cell office:value-type="string" calcext:value-type="string">
            <text:p>Tested with username: no username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User system role(s): unknown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riority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/>
          <table:table-cell office:value-type="string" calcext:value-type="string">
            <text:p>Environment: li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23<text:span text:style-name="T1">rd</text:span> 03 202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eps to reproduce: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Given: has access to the following endpoint: `<text:a xlink:href="https://prod-api.aws.lrworld.com/api/become-partner-contact-form" xlink:type="simple">https://prod-api.aws.lrworld.com/api/become-partner-contact-form</text:a>` 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When User sends POST requst with body: `{</text:p>
            <text:p>    "country": "bg",</text:p>
            <text:p>    "subject": "Contact from www.LRworld.com",</text:p>
            <text:p>    "senderName": "",</text:p>
            <text:p>    "senderEmail": "cej93036@zslsz.com",</text:p>
            <text:p>    "city": "a",</text:p>
            <text:p>    "cityLabel": "City",</text:p>
            <text:p>    "contactMethod": "mail",</text:p>
            <text:p>    "contactMethodLabel": "How shall we contact you?",</text:p>
            <text:p>    "phone": "a",</text:p>
            <text:p>    "phoneLabel": "Phone",</text:p>
            <text:p>    "postcode": "a",</text:p>
            <text:p>    "postcodeLabel": "Postcode",</text:p>
            <text:p>    "street": "a",</text:p>
            <text:p>    "streetLabel": "Street",</text:p>
            <text:p>    "termsDate": "2023-03-23T20:18:36+02:00",</text:p>
            <text:p>    "termsContent": "I agree to the disclosure of my account information to a qualified, freelance LR partner close to where I live through LR. We guarantee you to treat your data strictly confidential. Beyond that we will not circulate your data without your permission."</text:p>
            <text:p>}`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Then User receives response code 200 OK (i.e. user with empty username is created) 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Expected Result: Field `Full name is required`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tes</text:p>
          </table:table-cell>
          <table:table-cell office:value-type="string" calcext:value-type="string">
            <text:p>This can be done only if we know the specific JSON body that the FE sends to the BE with a sign up reque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achments: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s it a blocker or there is a workaround: Not a blocker, no workarou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w often does this happen (select with X):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X] every tim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 ] from time to time ( more than 50-90% of the time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 ] rarely ( less than 1-50% of the time 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[ ] o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3T21:10:08.366000000</dc:date>
    <meta:editing-duration>PT4M49S</meta:editing-duration>
    <meta:editing-cycles>2</meta:editing-cycles>
    <meta:generator>LibreOffice/7.3.7.2$Windows_X86_64 LibreOffice_project/e114eadc50a9ff8d8c8a0567d6da8f454beeb84f</meta:generator>
    <meta:document-statistic meta:table-count="1" meta:cell-count="29" meta:object-count="0"/>
  </office:meta>
</office:document-meta>
</file>